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ConfDaoImpl.setState_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State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ID_( String process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roperty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Type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roperties_( Map &lt; String , String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State( Process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I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ID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Property( QName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DeploymentUnit( DeploymentUnitDaoImpl d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Type( QNam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roperties_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apply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setType_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Deploymen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ConfDaoImpl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cessConfDaoImpl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